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8485d0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8485d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8485d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2a8ec" officeooo:paragraph-rsid="0052a8ec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f1efe" officeooo:paragraph-rsid="003f1efe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a9fb8" officeooo:paragraph-rsid="008a9fb8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a9fb8" officeooo:paragraph-rsid="008bb74e" style:font-size-asian="12pt" style:font-weight-asian="normal" style:font-size-complex="12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a9fb8" officeooo:paragraph-rsid="008a9fb8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d5d0d" officeooo:paragraph-rsid="008d5d0d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d5d0d" officeooo:paragraph-rsid="008d5d0d" style:font-size-asian="12pt" style:font-weight-asian="normal" style:font-size-complex="12pt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d5d0d" officeooo:paragraph-rsid="008d5d0d" style:font-size-asian="12pt" style:font-weight-asian="normal" style:font-size-complex="12pt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d5d0d" officeooo:paragraph-rsid="008d5d0d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c5b26" officeooo:paragraph-rsid="008c5b26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c5b26" officeooo:paragraph-rsid="008c5b26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f4bb4" officeooo:paragraph-rsid="008f4bb4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b916cb" officeooo:paragraph-rsid="0094d66c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8a9fb8"/>
    </style:style>
    <style:style style:name="P18" style:family="paragraph" style:parent-style-name="Standard" style:list-style-name="L3">
      <style:paragraph-properties fo:text-align="start" style:justify-single-word="false"/>
      <style:text-properties officeooo:paragraph-rsid="008d5d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3c7a" style:font-weight-asian="bold" style:font-weight-complex="bold"/>
    </style:style>
    <style:style style:name="T3" style:family="text">
      <style:text-properties fo:font-weight="bold" officeooo:rsid="00558174" style:font-weight-asian="bold" style:font-weight-complex="bold"/>
    </style:style>
    <style:style style:name="T4" style:family="text">
      <style:text-properties fo:font-weight="bold" officeooo:rsid="0030263c" style:font-weight-asian="bold" style:font-weight-complex="bold"/>
    </style:style>
    <style:style style:name="T5" style:family="text">
      <style:text-properties fo:font-weight="bold" officeooo:rsid="0044cf02" style:font-weight-asian="bold" style:font-weight-complex="bold"/>
    </style:style>
    <style:style style:name="T6" style:family="text">
      <style:text-properties fo:font-weight="bold" officeooo:rsid="008d5d0d" style:font-weight-asian="bold" style:font-weight-complex="bold"/>
    </style:style>
    <style:style style:name="T7" style:family="text">
      <style:text-properties fo:font-weight="bold" officeooo:rsid="0091de88" style:font-weight-asian="bold" style:font-weight-complex="bold"/>
    </style:style>
    <style:style style:name="T8" style:family="text">
      <style:text-properties fo:font-weight="bold" officeooo:rsid="0092444c" style:font-weight-asian="bold" style:font-weight-complex="bold"/>
    </style:style>
    <style:style style:name="T9" style:family="text">
      <style:text-properties officeooo:rsid="0035db3e"/>
    </style:style>
    <style:style style:name="T10" style:family="text">
      <style:text-properties officeooo:rsid="008d5d0d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8a9fb8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8d5d0d" style:font-size-asian="12pt" style:font-weight-asian="normal" style:font-size-complex="12pt" style:font-weight-complex="normal"/>
    </style:style>
    <style:style style:name="T13" style:family="text">
      <style:text-properties officeooo:rsid="008f4bb4"/>
    </style:style>
    <style:style style:name="T14" style:family="text">
      <style:text-properties officeooo:rsid="0091de88"/>
    </style:style>
    <style:style style:name="T15" style:family="text">
      <style:text-properties officeooo:rsid="0092444c"/>
    </style:style>
    <style:style style:name="T16" style:family="text">
      <style:text-properties officeooo:rsid="0092bf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9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C1" office:value-type="string">
            <text:p text:style-name="P2">3xx - Flight</text:p>
          </table:table-cell>
          <table:table-cell table:style-name="Table1.C1" office:value-type="string">
            <text:p text:style-name="P2">4xx - A2A</text:p>
          </table:table-cell>
          <table:table-cell table:style-name="Table1.C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2">2</text:span><text:span text:style-name="T3">0</text:span><text:span text:style-name="T2">1</text:span><text:span text:style-name="T4"> - </text:span><text:span text:style-name="T5">Cold Start</text:span></text:p>
      <text:p text:style-name="P4"/>
      <text:p text:style-name="P5">Cold Start</text:p>
      <text:list xml:id="list794045760" text:style-name="L1">
        <text:list-item>
          <text:p text:style-name="P6"><text:span text:style-name="T1">Ignition key</text:span> ... <text:span text:style-name="T1">On</text:span><text:span text:style-name="T10"> (rotated, not fore/aft)</text:span> (center console under collective handle)</text:p>
        </text:list-item>
      </text:list>
      <text:list text:style-name="L2">
        <text:list-item>
          <text:list>
            <text:list-item>
              <text:p text:style-name="P9">Leave this off to get an easter egg when you try the START switch...</text:p>
            </text:list-item>
          </text:list>
        </text:list-item>
      </text:list>
      <text:list xml:id="list185750593514586" text:continue-list="list794045760" text:style-name="L1">
        <text:list-item>
          <text:p text:style-name="P7"><text:span text:style-name="T6">BATT 1</text:span><text:span text:style-name="T10"> </text:span>switch ... <text:span text:style-name="T1">On</text:span> (forward) (overhead forward panel)</text:p>
        </text:list-item>
        <text:list-item>
          <text:p text:style-name="P7"><text:span text:style-name="T1">IGN</text:span> and <text:span text:style-name="T1">FADEC</text:span> switches ... On (forward) (overhead forward panel)</text:p>
        </text:list-item>
        <text:list-item>
          <text:p text:style-name="P7"><text:span text:style-name="T1">Throttle</text:span> ... <text:span text:style-name="T1">Idle</text:span> position<text:span text:style-name="T10"> (collective grip</text:span><text:span text:style-name="T14">) (mapped to </text:span><text:span text:style-name="T7">Home</text:span><text:span text:style-name="T14"> key)</text:span></text:p>
        </text:list-item>
        <text:list-item>
          <text:p text:style-name="P6"><text:span text:style-name="T1">Audio warning tone</text:span> ... <text:span text:style-name="T1">cancel</text:span> with <text:span text:style-name="T1">ACK</text:span> switch <text:span text:style-name="T10">(</text:span>down<text:span text:style-name="T10">) (center console top center)</text:span></text:p>
        </text:list-item>
        <text:list-item>
          <text:p text:style-name="P6"><text:span text:style-name="T6">START</text:span> switch ... <text:span text:style-name="T6">ON and </text:span><text:span text:style-name="T1">hold</text:span> for a few seconds<text:span text:style-name="T10"> until engine begins spooling up</text:span> (collective <text:span text:style-name="T14">head</text:span>)</text:p>
        </text:list-item>
      </text:list>
      <text:list text:style-name="L3">
        <text:list-item>
          <text:list>
            <text:list-item>
              <text:p text:style-name="P17"><text:span text:style-name="T11">Engine should </text:span><text:span text:style-name="T12">continue </text:span><text:span text:style-name="T11">spooling up</text:span><text:span text:style-name="T12"> to idle at ~64.1% RPM.</text:span></text:p>
            </text:list-item>
            <text:list-item>
              <text:p text:style-name="P18"><text:span text:style-name="T11">Audio warning tone ... cancel with ACK switch </text:span><text:span text:style-name="T12">(</text:span><text:span text:style-name="T11">down</text:span><text:span text:style-name="T12">) (center console top center)</text:span></text:p>
            </text:list-item>
          </text:list>
        </text:list-item>
      </text:list>
      <text:list xml:id="list185750208206129" text:continue-list="list185750593514586" text:style-name="L1">
        <text:list-item>
          <text:p text:style-name="P10"><text:span text:style-name="T1">When engine is at idle</text:span>, proceed.</text:p>
        </text:list-item>
        <text:list-item>
          <text:p text:style-name="P6"><text:span text:style-name="T1">DC</text:span><text:span text:style-name="T6"> GEN</text:span>, <text:span text:style-name="T1">AC</text:span><text:span text:style-name="T6"> GEN</text:span>, and <text:span text:style-name="T6">RUN ESNTL BUS</text:span> switches ... <text:span text:style-name="T1">On</text:span> (forward) (overhead forward panel)</text:p>
        </text:list-item>
        <text:list-item>
          <text:p text:style-name="P6"><text:span text:style-name="T6">FUEL BOOST</text:span> switch ... <text:span text:style-name="T1">On</text:span> (forward) (overhead forward panel)</text:p>
        </text:list-item>
        <text:list-item>
          <text:p text:style-name="P10"><text:span text:style-name="T1">All circuit breakers and switches</text:span> on <text:span text:style-name="T1">rear vertical CB panel</text:span> <text:span text:style-name="T7">On</text:span> or <text:span text:style-name="T7">P</text:span><text:span text:style-name="T1">ushed </text:span><text:span text:style-name="T7">I</text:span><text:span text:style-name="T1">n</text:span>:</text:p>
          <text:list>
            <text:list-item>
              <text:p text:style-name="P6"><text:span text:style-name="T1">PART SEP</text:span> CB <text:span text:style-name="T10">(engine particle separator) (</text:span>bottom right)</text:p>
            </text:list-item>
            <text:list-item>
              <text:p text:style-name="P6"><text:span text:style-name="T1">RADAR DETR</text:span> and <text:span text:style-name="T1">WARN</text:span> switches (top left)</text:p>
            </text:list-item>
            <text:list-item>
              <text:p text:style-name="P6"><text:span text:style-name="T1">IFF</text:span> switch<text:span text:style-name="T10"> (</text:span>top right)</text:p>
            </text:list-item>
            <text:list-item>
              <text:p text:style-name="P10"><text:span text:style-name="T1">HF</text:span> switch (top left)</text:p>
            </text:list-item>
          </text:list>
        </text:list-item>
        <text:list-item>
          <text:p text:style-name="P10"><text:span text:style-name="T1">CMWS</text:span> CB switch ... <text:span text:style-name="T1">On</text:span> (forward) (CB box above, left, and just behind pilot's head)</text:p>
        </text:list-item>
        <text:list-item>
          <text:p text:style-name="P6"><text:span text:style-name="T1">Throttle</text:span> ... <text:span text:style-name="T1">slowly to Max</text:span><text:span text:style-name="T14"> (throttle increase/decrease mapped to </text:span><text:span text:style-name="T7">Numpad+</text:span><text:span text:style-name="T14">/</text:span><text:span text:style-name="T7">Numpad-</text:span><text:span text:style-name="T14">)</text:span></text:p>
        </text:list-item>
        <text:list-item>
          <text:p text:style-name="P6"><text:span text:style-name="T1">MPD</text:span> (<text:span text:style-name="T10">Multiparameter</text:span> Display) ... <text:span text:style-name="T6">Select</text:span><text:span text:style-name="T10"> switch </text:span><text:span text:style-name="T6">+</text:span><text:span text:style-name="T10">/</text:span><text:span text:style-name="T6">-</text:span><text:span text:style-name="T10"> to </text:span><text:span text:style-name="T1">NR</text:span> (<text:span text:style-name="T10">digital "chicklet" display, </text:span>instrument panel center bottom, just above center console)</text:p>
        </text:list-item>
        <text:list-item>
          <text:p text:style-name="P6"><text:span text:style-name="T1">Incr/Decr</text:span> <text:span text:style-name="T10">("Inker-Dinker") </text:span>switch ... <text:span text:style-name="T1">+</text:span><text:span text:style-name="T10">/</text:span><text:span text:style-name="T1">-</text:span> as needed<text:span text:style-name="T10"> (</text:span><text:span text:style-name="T6">right-click 2x</text:span><text:span text:style-name="T10">)</text:span> to set <text:span text:style-name="T1">NR</text:span> to <text:span text:style-name="T1">100</text:span> (collective <text:span text:style-name="T14">head</text:span>)</text:p>
        </text:list-item>
      </text:list>
      <text:list text:style-name="L4">
        <text:list-item>
          <text:list>
            <text:list-item>
              <text:p text:style-name="P8">When at 100, NR "chicklet" light should be just one light resting on the 100 line.</text:p>
            </text:list-item>
          </text:list>
        </text:list-item>
      </text:list>
      <text:list xml:id="list185750094207815" text:continue-list="list185750208206129" text:style-name="L1">
        <text:list-item>
          <text:p text:style-name="P6"><text:span text:style-name="T1">MMS </text:span><text:span text:style-name="T8">M</text:span><text:span text:style-name="T1">ode</text:span> knob ... <text:span text:style-name="T6">PREPT</text:span><text:span text:style-name="T10"> or </text:span><text:span text:style-name="T1">FWD</text:span><text:span text:style-name="T10"> (instrument panel lower left, above CPG left knee)</text:span></text:p>
        </text:list-item>
        <text:list-item>
          <text:p text:style-name="P6"><text:span text:style-name="T1">SCAS</text:span><text:span text:style-name="T6"> PWR</text:span><text:span text:style-name="T10"> switch, then </text:span><text:span text:style-name="T1">PITCH/ROLL</text:span><text:span text:style-name="T10"> and</text:span> <text:span text:style-name="T1">YAW</text:span> switches ... <text:span text:style-name="T1">On</text:span> (center console right)</text:p>
        </text:list-item>
        <text:list-item>
          <text:p text:style-name="P13"><text:span text:style-name="T1">Alignment</text:span> is shown in <text:span text:style-name="T1">INITIAL </text:span><text:span text:style-name="T6">PAGE</text:span><text:span text:style-name="T10"> &gt; </text:span><text:span text:style-name="T6">NAV ALIGN</text:span> on MFD<text:span text:style-name="T10">.</text:span> <text:s/>Should start aligning automatically when <text:span text:style-name="T15">BATT 1 is turned on</text:span>, takes about <text:span text:style-name="T16">2</text:span><text:span text:style-name="T15">.5</text:span> mins<text:span text:style-name="T10">.</text:span></text:p>
        </text:list-item>
      </text:list>
      <text:list text:style-name="L5">
        <text:list-item>
          <text:list>
            <text:list-item>
              <text:p text:style-name="P14">When done, <text:span text:style-name="T1">GC ALIGN</text:span> at bottom of MFD screen goes away and "<text:span text:style-name="T1">AUTO</text:span>" on <text:span text:style-name="T1">AUTO/MANUAL</text:span><text:span text:style-name="T10"> OSB</text:span> gets <text:span text:style-name="T1">unboxed</text:span><text:span text:style-name="T10">.</text:span></text:p>
            </text:list-item>
            <text:list-item>
              <text:p text:style-name="P11">To return to the <text:span text:style-name="T13">Pilot </text:span>INITIAL PAGE, <text:span text:style-name="T1">press round INIT button</text:span> below the MFD frame, <text:span text:style-name="T1">not</text:span> the square INIT button at the bottom center of the frame itself.</text:p>
            </text:list-item>
            <text:list-item>
              <text:p text:style-name="P15">To return to the Copilot INITIAL PAGE, <text:span text:style-name="T1">momentary IDM/INIT switch to INIT</text:span> (below CPG MFD).</text:p>
            </text:list-item>
          </text:list>
        </text:list-item>
      </text:list>
      <text:list xml:id="list185750073452501" text:continue-list="list185750094207815" text:style-name="L1">
        <text:list-item>
          <text:p text:style-name="P10"><text:span text:style-name="T1">CMWS PWR</text:span> knob ... momentarily to <text:span text:style-name="T1">TEST</text:span>, then <text:span text:style-name="T1">ON</text:span> (CMWS control box, instrument panel top center)</text:p>
        </text:list-item>
        <text:list-item>
          <text:p text:style-name="P10"><text:span text:style-name="T1">CMWS</text:span> dispenser <text:span text:style-name="T1">AUTO/BYPASS</text:span> switch ... <text:span text:style-name="T1">BYPASS</text:span> recommended (center console lower panel rear, below collective handle)</text:p>
        </text:list-item>
        <text:list-item>
          <text:p text:style-name="P10"><text:span text:style-name="T1">Lights</text:span> ... <text:span text:style-name="T1">As needed</text:span>:</text:p>
        </text:list-item>
      </text:list>
      <text:list text:style-name="L6">
        <text:list-item>
          <text:list>
            <text:list-item>
              <text:p text:style-name="P12">Overhead forward panel:</text:p>
              <text:list>
                <text:list-item>
                  <text:p text:style-name="P12">Console lights</text:p>
                </text:list-item>
                <text:list-item>
                  <text:p text:style-name="P12">Instrument panel lights</text:p>
                </text:list-item>
                <text:list-item>
                  <text:p text:style-name="P12">Cockpit flood lights and brightness</text:p>
                </text:list-item>
                <text:list-item>
                  <text:p text:style-name="P12">Position lights</text:p>
                </text:list-item>
                <text:list-item>
                  <text:p text:style-name="P12">Anti-collision lights</text:p>
                </text:list-item>
              </text:list>
            </text:list-item>
            <text:list-item>
              <text:p text:style-name="P12">Above, left, and just behind pilot's head:</text:p>
              <text:list>
                <text:list-item>
                  <text:p text:style-name="P12">Formation lights</text:p>
                </text:list-item>
                <text:list-item>
                  <text:p text:style-name="P12">IR beacon</text:p>
                </text:list-item>
              </text:list>
            </text:list-item>
          </text:list>
        </text:list-item>
      </text:list>
      <text:list xml:id="list185749814864386" text:continue-list="list185750073452501" text:style-name="L1">
        <text:list-item>
          <text:p text:style-name="P10"><text:span text:style-name="T1">Master Arm</text:span> switch ... <text:span text:style-name="T1">ARMED</text:span> (center console upper panel bottom)</text:p>
        </text:list-item>
        <text:list-item>
          <text:p text:style-name="P10"><text:span text:style-name="T1">Laser Arm</text:span> switch ... <text:span text:style-name="T1">ARM</text:span> (instrument panel far left)</text:p>
        </text:list-item>
        <text:list-item>
          <text:p text:style-name="P16"><text:span text:style-name="T1">LMC</text:span> switch ... <text:span text:style-name="T1">ON</text:span> (stabilizes the MMS) (under copilot MFD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2-12T18:57:49.395000000</dc:date>
    <meta:editing-duration>P1DT15H20M42S</meta:editing-duration>
    <meta:editing-cycles>98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1" meta:word-count="525" meta:character-count="2939" meta:non-whitespace-character-count="2507"/>
  </office:meta>
</office:document-meta>
</file>